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5in" table:align="center" style:may-break-between-rows="false"/>
    </style:style>
    <style:style style:name="Table1.A" style:family="table-column">
      <style:table-column-properties style:column-width="4.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5in" table:align="margins" style:may-break-between-rows="false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5in" table:align="center" style:may-break-between-rows="false"/>
    </style:style>
    <style:style style:name="Table3.A" style:family="table-column">
      <style:table-column-properties style:column-width="4.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5in" table:align="center" style:may-break-between-rows="false"/>
    </style:style>
    <style:style style:name="Table4.A" style:family="table-column">
      <style:table-column-properties style:column-width="4.5in"/>
    </style:style>
    <style:style style:name="Table4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officeooo:paragraph-rsid="00b9836b" style:font-size-asian="10pt" style:font-size-complex="10pt"/>
    </style:style>
    <style:style style:name="P3" style:family="paragraph" style:parent-style-name="Normal">
      <style:text-properties style:font-name="Arial" fo:font-size="10pt" officeooo:rsid="0082177b" officeooo:paragraph-rsid="00b9836b" style:font-size-asian="10pt" style:font-size-complex="10pt"/>
    </style:style>
    <style:style style:name="P4" style:family="paragraph" style:parent-style-name="Normal">
      <style:text-properties style:font-name="Arial" fo:font-size="10pt" officeooo:rsid="00b9836b" officeooo:paragraph-rsid="00b9836b" style:font-size-asian="10pt" style:font-size-complex="10pt"/>
    </style:style>
    <style:style style:name="P5" style:family="paragraph" style:parent-style-name="Normal">
      <style:paragraph-properties fo:text-align="center" style:justify-single-word="false"/>
      <style:text-properties style:font-name="Arial" fo:font-size="10pt" officeooo:paragraph-rsid="00bda95a" style:font-size-asian="10pt" style:font-size-complex="10pt"/>
    </style:style>
    <style:style style:name="P6" style:family="paragraph" style:parent-style-name="Normal">
      <style:text-properties style:font-name="Arial" fo:font-size="10pt" officeooo:paragraph-rsid="00046645" style:font-size-asian="10pt" style:font-size-complex="10pt"/>
    </style:style>
    <style:style style:name="P7" style:family="paragraph" style:parent-style-name="Normal">
      <style:paragraph-properties fo:text-align="start" style:justify-single-word="false"/>
      <style:text-properties style:font-name="Arial" fo:font-size="10pt" officeooo:paragraph-rsid="00046645" style:font-size-asian="10pt" style:font-size-complex="10pt"/>
    </style:style>
    <style:style style:name="P8" style:family="paragraph" style:parent-style-name="Normal">
      <style:paragraph-properties fo:text-align="center" style:justify-single-word="false"/>
      <style:text-properties style:font-name="Arial" fo:font-size="10pt" fo:font-weight="bold" officeooo:rsid="00bb7981" officeooo:paragraph-rsid="00bda95a" style:font-size-asian="10pt" style:font-weight-asian="bold" style:font-size-complex="10pt" style:font-weight-complex="bold"/>
    </style:style>
    <style:style style:name="P9" style:family="paragraph" style:parent-style-name="Normal">
      <style:paragraph-properties fo:text-align="start" style:justify-single-word="false"/>
      <style:text-properties style:font-name="Arial" fo:font-size="10pt" fo:font-style="normal" style:text-underline-style="none" fo:font-weight="normal" officeooo:rsid="0019bb90" officeooo:paragraph-rsid="0004664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Normal">
      <style:paragraph-properties fo:text-align="start" style:justify-single-word="false"/>
      <style:text-properties style:font-name="Arial" fo:font-size="10pt" fo:font-style="normal" style:text-underline-style="none" fo:font-weight="normal" officeooo:rsid="0019bb90" officeooo:paragraph-rsid="00bb798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c52811" style:font-size-asian="10pt" style:font-weight-asian="bold" style:font-size-complex="10pt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c2a384" style:font-size-asian="10pt" style:font-weight-asian="bold" style:font-size-complex="10pt" style:font-weight-complex="bold"/>
    </style:style>
    <style:style style:name="P13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bb7981" style:font-size-asian="10pt" style:font-weight-asian="bold" style:font-size-complex="10pt" style:font-weight-complex="bold"/>
    </style:style>
    <style:style style:name="P14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cc2e4e" style:font-size-asian="10pt" style:font-weight-asian="bold" style:font-size-complex="10pt" style:font-weight-complex="bold"/>
    </style:style>
    <style:style style:name="P15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d50e62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fo:text-shadow="none" style:text-underline-style="none" fo:font-weight="normal" officeooo:rsid="0011c57e" officeooo:paragraph-rsid="00bb7981" style:text-blinking="false" style:font-size-asian="8.75pt" style:font-style-asian="normal" style:font-weight-asian="normal" style:font-size-complex="10pt" style:font-style-complex="normal" style:font-weight-complex="normal" text:display="true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10pt" officeooo:paragraph-rsid="00bb7981" style:font-size-asian="10pt" style:font-size-complex="10pt"/>
    </style:style>
    <style:style style:name="P20" style:family="paragraph" style:parent-style-name="Text_20_body">
      <style:text-properties style:font-name="Arial" fo:font-size="10pt" officeooo:rsid="00bb7981" style:font-size-asian="10pt" style:font-size-complex="10pt"/>
    </style:style>
    <style:style style:name="P21" style:family="paragraph" style:parent-style-name="Text_20_body">
      <style:text-properties style:font-name="Arial" fo:font-size="10pt" style:text-underline-style="solid" style:text-underline-width="auto" style:text-underline-color="font-color" fo:font-weight="bold" officeooo:rsid="00c2a384" officeooo:paragraph-rsid="00d951d7" style:font-size-asian="10pt" style:font-weight-asian="bold" style:font-size-complex="10pt" style:font-weight-complex="bold"/>
    </style:style>
    <style:style style:name="P22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officeooo:paragraph-rsid="007abf4c" style:font-size-asian="10pt" style:font-weight-asian="bold" style:font-size-complex="10pt" style:font-weight-complex="bold"/>
    </style:style>
    <style:style style:name="P23" style:family="paragraph" style:parent-style-name="Normal" style:list-style-name="L1">
      <style:text-properties style:font-name="Arial" fo:font-size="10pt" officeooo:paragraph-rsid="00046645" style:font-size-asian="10pt" style:font-size-complex="10pt"/>
    </style:style>
    <style:style style:name="P24" style:family="paragraph" style:parent-style-name="Normal" style:list-style-name="L2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bb7981" officeooo:paragraph-rsid="00d50e62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Normal" style:list-style-name="L3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bb7981" officeooo:paragraph-rsid="00bb7981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Normal" style:list-style-name="L3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bb7981" officeooo:paragraph-rsid="00c5232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Normal" style:list-style-name="L3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bb7981" officeooo:paragraph-rsid="00cc6b2c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Normal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bb7981" officeooo:paragraph-rsid="00c9777a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Normal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bb7981" officeooo:paragraph-rsid="00bb7981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Normal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bb7981" officeooo:paragraph-rsid="00cbf694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Normal" style:list-style-name="L3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19bb90" officeooo:paragraph-rsid="00bb7981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Normal" style:list-style-name="L5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c6683c" officeooo:paragraph-rsid="00d85b97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Normal" style:list-style-name="L4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c52811" officeooo:paragraph-rsid="00d951d7" style:font-size-asian="10pt" style:font-weight-asian="bold" style:font-size-complex="10pt" style:font-weight-complex="bold"/>
    </style:style>
    <style:style style:name="P34" style:family="paragraph" style:parent-style-name="Normal" style:list-style-name="L4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d951d7" style:font-size-asian="10pt" style:font-weight-asian="bold" style:font-size-complex="10pt" style:font-weight-complex="bold"/>
    </style:style>
    <style:style style:name="P35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d85b97" style:font-size-asian="10pt" style:font-weight-asian="bold" style:font-size-complex="10pt" style:font-weight-complex="bold"/>
    </style:style>
    <style:style style:name="P36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bb7981" style:font-size-asian="10pt" style:font-weight-asian="bold" style:font-size-complex="10pt" style:font-weight-complex="bold"/>
    </style:style>
    <style:style style:name="P37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c9777a" style:font-size-asian="10pt" style:font-weight-asian="bold" style:font-size-complex="10pt" style:font-weight-complex="bold"/>
    </style:style>
    <style:style style:name="P38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cbf694" style:font-size-asian="10pt" style:font-weight-asian="bold" style:font-size-complex="10pt" style:font-weight-complex="bold"/>
    </style:style>
    <style:style style:name="P39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bb7981" officeooo:paragraph-rsid="00d951d7" style:font-size-asian="10pt" style:font-weight-asian="bold" style:font-size-complex="10pt" style:font-weight-complex="bold"/>
    </style:style>
    <style:style style:name="P40" style:family="paragraph" style:parent-style-name="Normal" style:list-style-name="L5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c6683c" officeooo:paragraph-rsid="00d85b97" style:font-size-asian="10pt" style:font-weight-asian="bold" style:font-size-complex="10pt" style:font-weight-complex="bold"/>
    </style:style>
    <style:style style:name="P41" style:family="paragraph" style:parent-style-name="Text_20_body" style:list-style-name="L6">
      <style:text-properties style:font-name="Arial" fo:font-size="10pt" fo:font-style="normal" style:text-underline-style="none" fo:font-weight="bold" officeooo:rsid="00ce09fc" officeooo:paragraph-rsid="00d951d7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ext_20_body" style:list-style-name="L6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c789dd" officeooo:paragraph-rsid="00d951d7" style:font-size-asian="10pt" style:font-weight-asian="bold" style:font-size-complex="10pt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Arial" fo:font-size="10pt" fo:font-style="normal" officeooo:rsid="00cfe979" officeooo:paragraph-rsid="00cfe979" style:font-size-asian="10pt" style:font-style-asian="normal" style:font-size-complex="10pt" style:font-style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Arial" fo:font-size="10pt" fo:font-style="normal" officeooo:paragraph-rsid="00cfe979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5232e" style:font-weight-asian="bold" style:font-weight-complex="bold"/>
    </style:style>
    <style:style style:name="T3" style:family="text">
      <style:text-properties fo:font-weight="bold" officeooo:rsid="00bb798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2a06a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5c71a2" style:font-weight-asian="bold" style:font-weight-complex="bold"/>
    </style:style>
    <style:style style:name="T7" style:family="text">
      <style:text-properties officeooo:rsid="0019bb90"/>
    </style:style>
    <style:style style:name="T8" style:family="text">
      <style:text-properties officeooo:rsid="0039a1b4"/>
    </style:style>
    <style:style style:name="T9" style:family="text">
      <style:text-properties officeooo:rsid="004bbbae"/>
    </style:style>
    <style:style style:name="T10" style:family="text">
      <style:text-properties officeooo:rsid="0052a06a"/>
    </style:style>
    <style:style style:name="T11" style:family="text">
      <style:text-properties officeooo:rsid="005ff605"/>
    </style:style>
    <style:style style:name="T12" style:family="text">
      <style:text-properties officeooo:rsid="00a2a98f"/>
    </style:style>
    <style:style style:name="T13" style:family="text">
      <style:text-properties officeooo:rsid="00af6f4e"/>
    </style:style>
    <style:style style:name="T14" style:family="text">
      <style:text-properties officeooo:rsid="00b9836b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4d9ad9" style:font-weight-asian="normal" style:font-weight-complex="normal"/>
    </style:style>
    <style:style style:name="T18" style:family="text">
      <style:text-properties style:text-underline-style="none" fo:font-weight="normal" officeooo:rsid="0019bb90" style:font-weight-asian="normal" style:font-weight-complex="normal"/>
    </style:style>
    <style:style style:name="T19" style:family="text">
      <style:text-properties style:text-underline-style="none" fo:font-weight="normal" officeooo:rsid="006920d2" style:font-weight-asian="normal" style:font-weight-complex="normal"/>
    </style:style>
    <style:style style:name="T20" style:family="text">
      <style:text-properties style:text-underline-style="none" fo:font-weight="normal" officeooo:rsid="00542986" style:font-weight-asian="normal" style:font-weight-complex="normal"/>
    </style:style>
    <style:style style:name="T21" style:family="text">
      <style:text-properties style:text-underline-style="none" fo:font-weight="normal" officeooo:rsid="005417ff" style:font-weight-asian="normal" style:font-weight-complex="normal"/>
    </style:style>
    <style:style style:name="T22" style:family="text">
      <style:text-properties style:text-underline-style="none" fo:font-weight="normal" officeooo:rsid="00411426" style:font-weight-asian="normal" style:font-weight-complex="normal"/>
    </style:style>
    <style:style style:name="T23" style:family="text">
      <style:text-properties style:text-underline-style="none" fo:font-weight="normal" officeooo:rsid="0011cffa" style:font-weight-asian="normal" style:font-weight-complex="normal"/>
    </style:style>
    <style:style style:name="T24" style:family="text">
      <style:text-properties style:text-underline-style="none" fo:font-weight="normal" officeooo:rsid="0052a06a" style:font-weight-asian="normal" style:font-weight-complex="normal"/>
    </style:style>
    <style:style style:name="T25" style:family="text">
      <style:text-properties style:text-underline-style="none" fo:font-weight="normal" officeooo:rsid="0029e464" style:font-weight-asian="normal" style:font-weight-complex="normal"/>
    </style:style>
    <style:style style:name="T26" style:family="text">
      <style:text-properties style:text-underline-style="none" fo:font-weight="normal" officeooo:rsid="00ae4c92" style:font-weight-asian="normal" style:font-weight-complex="normal"/>
    </style:style>
    <style:style style:name="T27" style:family="text">
      <style:text-properties style:text-underline-style="none" fo:font-weight="normal" officeooo:rsid="005c71a2" style:font-weight-asian="normal" style:font-weight-complex="normal"/>
    </style:style>
    <style:style style:name="T28" style:family="text">
      <style:text-properties style:text-underline-style="none" fo:font-weight="normal" officeooo:rsid="00634bb6" style:font-weight-asian="normal" style:font-weight-complex="normal"/>
    </style:style>
    <style:style style:name="T29" style:family="text">
      <style:text-properties style:text-underline-style="none" fo:font-weight="normal" officeooo:rsid="004a24e2" style:font-weight-asian="normal" style:font-weight-complex="normal"/>
    </style:style>
    <style:style style:name="T30" style:family="text">
      <style:text-properties style:text-underline-style="none" fo:font-weight="normal" officeooo:rsid="008a9958" style:font-weight-asian="normal" style:font-weight-complex="normal"/>
    </style:style>
    <style:style style:name="T31" style:family="text">
      <style:text-properties style:text-underline-style="none" fo:font-weight="normal" officeooo:rsid="003b3b17" style:font-weight-asian="normal" style:font-weight-complex="normal"/>
    </style:style>
    <style:style style:name="T32" style:family="text">
      <style:text-properties style:text-underline-style="none" fo:font-weight="normal" officeooo:rsid="0065272e" style:font-weight-asian="normal" style:font-weight-complex="normal"/>
    </style:style>
    <style:style style:name="T33" style:family="text">
      <style:text-properties style:text-underline-style="none" fo:font-weight="normal" officeooo:rsid="004a695e" style:font-weight-asian="normal" style:font-weight-complex="normal"/>
    </style:style>
    <style:style style:name="T34" style:family="text">
      <style:text-properties style:text-underline-style="none" fo:font-weight="normal" officeooo:rsid="00a267ae" style:font-weight-asian="normal" style:font-weight-complex="normal"/>
    </style:style>
    <style:style style:name="T35" style:family="text">
      <style:text-properties style:text-underline-style="none" fo:font-weight="normal" officeooo:rsid="00bb7981" style:font-weight-asian="normal" style:font-weight-complex="normal"/>
    </style:style>
    <style:style style:name="T36" style:family="text">
      <style:text-properties style:text-underline-style="none" fo:font-weight="normal" officeooo:rsid="00beba29" style:font-weight-asian="normal" style:font-weight-complex="normal"/>
    </style:style>
    <style:style style:name="T37" style:family="text">
      <style:text-properties style:text-underline-style="none" fo:font-weight="normal" officeooo:rsid="00c023f2" style:font-weight-asian="normal" style:font-weight-complex="normal"/>
    </style:style>
    <style:style style:name="T38" style:family="text">
      <style:text-properties style:text-underline-style="none" fo:font-weight="normal" officeooo:rsid="00c08d85" style:font-weight-asian="normal" style:font-weight-complex="normal"/>
    </style:style>
    <style:style style:name="T39" style:family="text">
      <style:text-properties style:text-underline-style="none" fo:font-weight="normal" officeooo:rsid="00c2a384" style:font-weight-asian="normal" style:font-weight-complex="normal"/>
    </style:style>
    <style:style style:name="T40" style:family="text">
      <style:text-properties style:text-underline-style="none" fo:font-weight="normal" officeooo:rsid="00c52811" style:font-weight-asian="normal" style:font-weight-complex="normal"/>
    </style:style>
    <style:style style:name="T41" style:family="text">
      <style:text-properties style:text-underline-style="none" fo:font-weight="normal" officeooo:rsid="00c84965" style:font-weight-asian="normal" style:font-weight-complex="normal"/>
    </style:style>
    <style:style style:name="T42" style:family="text">
      <style:text-properties style:text-underline-style="none" fo:font-weight="normal" officeooo:rsid="00c9777a" style:font-weight-asian="normal" style:font-weight-complex="normal"/>
    </style:style>
    <style:style style:name="T43" style:family="text">
      <style:text-properties style:text-underline-style="none" fo:font-weight="normal" officeooo:rsid="00cbf694" style:font-weight-asian="normal" style:font-weight-complex="normal"/>
    </style:style>
    <style:style style:name="T44" style:family="text">
      <style:text-properties style:text-underline-style="none" fo:font-weight="normal" officeooo:rsid="00cc2e4e" style:font-weight-asian="normal" style:font-weight-complex="normal"/>
    </style:style>
    <style:style style:name="T45" style:family="text">
      <style:text-properties style:text-underline-style="none" fo:font-weight="normal" officeooo:rsid="00cc6b2c" style:font-weight-asian="normal" style:font-weight-complex="normal"/>
    </style:style>
    <style:style style:name="T46" style:family="text">
      <style:text-properties style:text-underline-style="none" fo:font-weight="normal" officeooo:rsid="00ce09fc" style:font-weight-asian="normal" style:font-weight-complex="normal"/>
    </style:style>
    <style:style style:name="T47" style:family="text">
      <style:text-properties style:text-underline-style="none" fo:font-weight="normal" officeooo:rsid="00d14dff" style:font-weight-asian="normal" style:font-weight-complex="normal"/>
    </style:style>
    <style:style style:name="T48" style:family="text">
      <style:text-properties style:text-underline-style="none" fo:font-weight="normal" officeooo:rsid="00d526a9" style:font-weight-asian="normal" style:font-weight-complex="normal"/>
    </style:style>
    <style:style style:name="T49" style:family="text">
      <style:text-properties style:text-underline-style="none" fo:font-weight="normal" officeooo:rsid="00bfb157" style:font-weight-asian="normal" style:font-weight-complex="normal"/>
    </style:style>
    <style:style style:name="T50" style:family="text">
      <style:text-properties style:text-underline-style="none" fo:font-weight="normal" officeooo:rsid="00c0adac" style:font-weight-asian="normal" style:font-weight-complex="normal"/>
    </style:style>
    <style:style style:name="T51" style:family="text">
      <style:text-properties style:text-underline-style="none" fo:font-weight="normal" officeooo:rsid="00c789dd" style:font-weight-asian="normal" style:font-weight-complex="normal"/>
    </style:style>
    <style:style style:name="T52" style:family="text">
      <style:text-properties style:text-underline-style="none" fo:font-weight="normal" officeooo:rsid="00c6683c" style:font-weight-asian="normal" style:font-weight-complex="normal"/>
    </style:style>
    <style:style style:name="T53" style:family="text">
      <style:text-properties style:text-underline-style="none" fo:font-weight="normal" officeooo:rsid="00baa19b" style:font-weight-asian="normal" style:font-weight-complex="normal"/>
    </style:style>
    <style:style style:name="T54" style:family="text">
      <style:text-properties style:text-underline-style="none" fo:font-weight="normal" officeooo:rsid="00d9c9ed" style:font-weight-asian="normal" style:font-weight-complex="normal"/>
    </style:style>
    <style:style style:name="T55" style:family="text">
      <style:text-properties style:text-underline-style="none" officeooo:rsid="0019bb90"/>
    </style:style>
    <style:style style:name="T56" style:family="text">
      <style:text-properties style:text-underline-style="none" officeooo:rsid="006920d2"/>
    </style:style>
    <style:style style:name="T57" style:family="text">
      <style:text-properties style:text-underline-style="none" officeooo:rsid="00c6683c"/>
    </style:style>
    <style:style style:name="T58" style:family="text">
      <style:text-properties style:text-underline-style="none" officeooo:rsid="00ae4c92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411426" style:font-weight-asian="normal" style:font-weight-complex="normal"/>
    </style:style>
    <style:style style:name="T61" style:family="text">
      <style:text-properties fo:font-weight="normal" officeooo:rsid="00c5232e" style:font-weight-asian="normal" style:font-weight-complex="normal"/>
    </style:style>
    <style:style style:name="T62" style:family="text">
      <style:text-properties fo:font-weight="normal" officeooo:rsid="00cfe979" style:font-weight-asian="normal" style:font-weight-complex="normal"/>
    </style:style>
    <style:style style:name="T63" style:family="text">
      <style:text-properties fo:font-weight="normal" officeooo:rsid="00d24757" style:font-weight-asian="normal" style:font-weight-complex="normal"/>
    </style:style>
    <style:style style:name="T64" style:family="text">
      <style:text-properties fo:font-weight="normal" officeooo:rsid="004d9ad9" style:font-weight-asian="normal" style:font-weight-complex="normal"/>
    </style:style>
    <style:style style:name="T65" style:family="text">
      <style:text-properties fo:font-weight="normal" officeooo:rsid="00d14dff" style:font-weight-asian="normal" style:font-weight-complex="normal"/>
    </style:style>
    <style:style style:name="T66" style:family="text">
      <style:text-properties officeooo:rsid="00c2a384"/>
    </style:style>
    <style:style style:name="T67" style:family="text">
      <style:text-properties fo:font-style="normal" style:text-underline-style="none" fo:font-weight="bold" officeooo:rsid="0019bb90" style:font-style-asian="normal" style:font-weight-asian="bold" style:font-style-complex="normal" style:font-weight-complex="bold"/>
    </style:style>
    <style:style style:name="T68" style:family="text">
      <style:text-properties fo:font-style="normal" style:text-underline-style="none" fo:font-weight="bold" officeooo:rsid="00bb7981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none" style:font-style-asian="normal" style:font-style-complex="normal"/>
    </style:style>
    <style:style style:name="T70" style:family="text">
      <style:text-properties fo:font-style="normal" style:text-underline-style="none" officeooo:rsid="00d51b20" style:font-style-asian="normal" style:font-style-complex="normal"/>
    </style:style>
    <style:style style:name="T71" style:family="text">
      <style:text-properties fo:font-style="normal" style:text-underline-style="none" officeooo:rsid="00c52811" style:font-style-asian="normal" style:font-style-complex="normal"/>
    </style:style>
    <style:style style:name="T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c789dd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c52811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d14dff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cc6b2c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d526a9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ce09fc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0a8096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c84965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09c46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bb7981" style:font-style-asian="normal" style:font-weight-asian="normal" style:font-style-complex="normal" style:font-weight-complex="normal"/>
    </style:style>
    <style:style style:name="T83" style:family="text">
      <style:text-properties officeooo:rsid="00c5232e"/>
    </style:style>
    <style:style style:name="T84" style:family="text">
      <style:text-properties officeooo:rsid="00cc6b2c"/>
    </style:style>
    <style:style style:name="T85" style:family="text">
      <style:text-properties officeooo:rsid="00d859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KILLS</text:p>
      <text:p text:style-name="P3"/>
      <text:p text:style-name="P3">The <text:span text:style-name="T84">12</text:span> Skills range from 1 to 6. You get [B x <text:span text:style-name="T85">3</text:span>] points for Skills.</text:p>
      <text:p text:style-name="P2">Skill rolls are [d6 + Skill]. Trait scores <text:span text:style-name="T9">set</text:span> the <text:span text:style-name="T11">upper</text:span> <text:span text:style-name="T9">limit</text:span> for the<text:span text:style-name="T8">ir</text:span> Skills.</text:p>
      <text:p text:style-name="P4">Specialties (listed below their Skills) equal their parent Skill by default.</text:p>
      <text:p text:style-name="P2">Specialties can exceed the <text:span text:style-name="T14">parent Skill</text:span> by <text:span text:style-name="T7">taking the Specialize Ability</text:span>. </text:p>
      <text:p text:style-name="P2"/>
      <text:list xml:id="list34039929" text:style-name="L1">
        <text:list-item>
          <text:p text:style-name="P23"><text:span text:style-name="T4">Skill </text:span><text:span text:style-name="T5">F</text:span><text:span text:style-name="T6">low</text:span><text:span text:style-name="T1">:</text:span> <text:span text:style-name="T12">Once per </text:span>month <text:span text:style-name="T13">(in-game)</text:span>, <text:span text:style-name="T10">transfer 1 point from a Skill you have not used to one that you have used.</text:span></text:p>
        </text:list-item>
      </text:list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1">A</text:span><text:span text:style-name="T3">gility Skills</text:span></text:p>
            <text:p text:style-name="P10"/>
          </table:table-cell>
        </table:table-row>
        <table:table-row>
          <table:table-cell table:style-name="Table1.A1" office:value-type="string">
            <text:p text:style-name="P15">Acrobatics<text:span text:style-name="T15">:</text:span><text:span text:style-name="T16"> Gymnastic prowess.<text:tab/><text:tab/>[ # = </text:span><text:span text:style-name="T49">6</text:span><text:span text:style-name="T16"> ]</text:span></text:p>
            <text:list xml:id="list1716128794" text:style-name="L2">
              <text:list-item>
                <text:p text:style-name="P24"><text:span text:style-name="T15">Dodge:</text:span><text:span text:style-name="T16"> (1AP) Roll vs </text:span><text:span text:style-name="T17">[</text:span><text:span text:style-name="T50">M</text:span><text:span text:style-name="T16">ATK </text:span><text:span text:style-name="T50">or Ranged(Throw)</text:span><text:span text:style-name="T17">]</text:span><text:span text:style-name="T16">.</text:span></text:p>
              </text:list-item>
              <text:list-item>
                <text:p text:style-name="P24"><text:span text:style-name="T15">Jump:</text:span><text:span text:style-name="T16"> (2AP) </text:span><text:span text:style-name="T18">Running </text:span><text:span text:style-name="T19">Jump</text:span><text:span text:style-name="T18"> [Speed]. Vertical [Speed x 3”]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4"><text:span text:style-name="T83">Manipulate</text:span><text:span text:style-name="T15">:</text:span><text:span text:style-name="T16"> Delicate</text:span><text:span text:style-name="T40"> </text:span><text:span text:style-name="T46">manual </text:span><text:span text:style-name="T40">operations</text:span><text:span text:style-name="T16">.<text:tab/>[ </text:span><text:span text:style-name="T20"># = </text:span><text:span text:style-name="T16">varies</text:span><text:span text:style-name="T20"> </text:span><text:span text:style-name="T16">]</text:span></text:p>
            <text:list xml:id="list1215181544" text:style-name="L3">
              <text:list-item>
                <text:p text:style-name="P25"><text:span text:style-name="T57">Mechanical</text:span><text:span text:style-name="T15">:</text:span><text:span text:style-name="T16"> (d6mins) </text:span><text:span text:style-name="T41">Activate or deactivate </text:span><text:span text:style-name="T36">Locks, Traps, Bombs, </text:span><text:span text:style-name="T43">and similar mechanisms</text:span><text:span text:style-name="T21">. </text:span><text:span text:style-name="T16"># by item.</text:span></text:p>
              </text:list-item>
              <text:list-item>
                <text:p text:style-name="P26"><text:span text:style-name="T55">Steal:</text:span><text:span text:style-name="T18"> (</text:span><text:span text:style-name="T16">1</text:span><text:span text:style-name="T18">AP) </text:span><text:span text:style-name="T46">Roll vs </text:span><text:span text:style-name="T47">[</text:span><text:span text:style-name="T46">Perception</text:span><text:span text:style-name="T47">]</text:span><text:span text:style-name="T46"> to p</text:span><text:span text:style-name="T18">ick pocket</text:span><text:span text:style-name="T46">s</text:span><text:span text:style-name="T18"> </text:span><text:span text:style-name="T20">or </text:span><text:span text:style-name="T16">hide</text:span><text:span text:style-name="T20"> item</text:span><text:span text:style-name="T46">s</text:span><text:span text:style-name="T18">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1">Ranged<text:span text:style-name="T15">:</text:span><text:span text:style-name="T16"> </text:span><text:span text:style-name="T22">Projectile combat</text:span><text:span text:style-name="T16">.<text:tab/><text:tab/><text:tab/>[ </text:span><text:span text:style-name="T20"># = DEF </text:span><text:span text:style-name="T16">]</text:span></text:p>
            <text:list xml:id="list101636673179982" text:continue-numbering="true" text:style-name="L3">
              <text:list-item>
                <text:p text:style-name="P25"><text:span text:style-name="T15">Shoot:</text:span><text:span text:style-name="T16"> (1AP) Roll vs </text:span><text:span text:style-name="T17">[Reflex or Block (with a Shield)]</text:span><text:span text:style-name="T16">.</text:span></text:p>
              </text:list-item>
              <text:list-item>
                <text:p text:style-name="P25"><text:span text:style-name="T15">Throw:</text:span><text:span text:style-name="T16"> (1AP) </text:span><text:span text:style-name="T18">Roll vs </text:span><text:span text:style-name="T17">[Dodge or Block (with a Shield)]</text:span><text:span text:style-name="T18">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2"><text:span text:style-name="T66">Stealth</text:span><text:span text:style-name="T15">:</text:span><text:span text:style-name="T16"> </text:span><text:span text:style-name="T44">Conceal your presence</text:span><text:span text:style-name="T16">.<text:tab/><text:tab/>[ </text:span><text:span text:style-name="T20"># = </text:span><text:span text:style-name="T39">Perception</text:span><text:span text:style-name="T20"> </text:span><text:span text:style-name="T16">]</text:span></text:p>
            <text:list xml:id="list101635700717467" text:continue-numbering="true" text:style-name="L3">
              <text:list-item>
                <text:p text:style-name="P43"><text:span text:style-name="T2">H</text:span><text:span text:style-name="T1">ide:</text:span><text:span text:style-name="T59"> </text:span><text:span text:style-name="T61">(</text:span><text:span text:style-name="T59">0</text:span><text:span text:style-name="T61">AP) </text:span><text:span text:style-name="T59">Stay motionless </text:span><text:span text:style-name="T63">and Concealed</text:span><text:span text:style-name="T59">. </text:span><text:span text:style-name="T61">+3 if Prone.</text:span></text:p>
              </text:list-item>
              <text:list-item>
                <text:p text:style-name="P44"><text:span text:style-name="T2">Sneak:</text:span><text:span text:style-name="T61"> </text:span><text:span text:style-name="T62">(1AP) Move </text:span><text:span text:style-name="T63">[Speed / 2]</text:span><text:span text:style-name="T62"> </text:span><text:span text:style-name="T63">while Concealed</text:span><text:span text:style-name="T62">.</text:span></text:p>
              </text:list-item>
            </text:list>
          </table:table-cell>
        </table:table-row>
      </table:table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B</text:span><text:span text:style-name="T3">rains Skills</text:span></text:p>
            <text:p text:style-name="P18"/>
          </table:table-cell>
        </table:table-row>
        <table:table-row>
          <table:table-cell table:style-name="Table2.A1" office:value-type="string">
            <text:p text:style-name="P13">Medicine<text:span text:style-name="T15">:</text:span><text:span text:style-name="T16"> Diagnosing and treating wounds.<text:tab/>[ </text:span><text:span text:style-name="T20"># = DMG </text:span><text:span text:style-name="T16">]</text:span></text:p>
            <text:list xml:id="list101636679318679" text:continue-numbering="true" text:style-name="L3">
              <text:list-item>
                <text:p text:style-name="P25"><text:span text:style-name="T15">First-Aid:</text:span><text:span text:style-name="T16"> (6AP) Stop Bleeding.</text:span></text:p>
              </text:list-item>
              <text:list-item>
                <text:p text:style-name="P25"><text:span text:style-name="T15">Surgery:</text:span><text:span text:style-name="T16"> (1hr/DMG) </text:span><text:span text:style-name="T37">Heal </text:span><text:span text:style-name="T18">1 HP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39"><text:span text:style-name="T66">Perception</text:span><text:span text:style-name="T15">:</text:span><text:span text:style-name="T16"> </text:span><text:span text:style-name="T40">P</text:span><text:span text:style-name="T53">rocessing sensory input</text:span><text:span text:style-name="T16">.<text:tab/><text:tab/></text:span><text:span text:style-name="T40">[ # = varies ]</text:span></text:p>
            <text:list xml:id="list1549549741" text:style-name="L4">
              <text:list-item>
                <text:p text:style-name="P33"><text:span text:style-name="T15">Search:</text:span><text:span text:style-name="T16"> (1AP) Roll vs </text:span><text:span text:style-name="T47">[</text:span><text:span text:style-name="T16">Stealth </text:span><text:span text:style-name="T48">(</text:span><text:span text:style-name="T16">or Survival </text:span><text:span text:style-name="T48">if tracking)</text:span><text:span text:style-name="T47">]</text:span><text:span text:style-name="T16">.</text:span></text:p>
              </text:list-item>
              <text:list-item>
                <text:p text:style-name="P34"><text:span text:style-name="T70">Intuition</text:span><text:span text:style-name="T71">:</text:span><text:span text:style-name="T74"> (1AP) Roll vs </text:span><text:span text:style-name="T75">[</text:span><text:span text:style-name="T74">Socialize or Perform</text:span><text:span text:style-name="T75">]</text:span><text:span text:style-name="T74">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3">Science<text:span text:style-name="T15">:</text:span><text:span text:style-name="T16"> Knowledge of physical laws.<text:tab/><text:tab/>[ </text:span><text:span text:style-name="T20"># = </text:span><text:span text:style-name="T16">varies ]</text:span></text:p>
            <text:list xml:id="list101637187037163" text:continue-list="list101636679318679" text:style-name="L3">
              <text:list-item>
                <text:p text:style-name="P25"><text:span text:style-name="T15">Chemistry:</text:span><text:span text:style-name="T16"> (# x 10m</text:span><text:span text:style-name="T38">ins</text:span><text:span text:style-name="T16">) </text:span><text:span text:style-name="T19">Use</text:span><text:span text:style-name="T16"> </text:span><text:span text:style-name="T25">[</text:span><text:span text:style-name="T16">d6 + # Chemicals</text:span><text:span text:style-name="T25">].</text:span></text:p>
              </text:list-item>
              <text:list-item>
                <text:p text:style-name="P25"><text:span text:style-name="T15">Technology:</text:span><text:span text:style-name="T16"> (varies) </text:span><text:span text:style-name="T26">Make or use </text:span><text:span text:style-name="T16">technological devices</text:span><text:span text:style-name="T26">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3">Survival<text:span text:style-name="T15">:</text:span><text:span text:style-name="T16"> Primitive practices for living outdoors.<text:tab/>[ </text:span><text:span text:style-name="T20"># = </text:span><text:span text:style-name="T16">Biome ]</text:span></text:p>
            <text:list xml:id="list101635777389288" text:continue-numbering="true" text:style-name="L3">
              <text:list-item>
                <text:p text:style-name="P25"><text:span text:style-name="T15">Forage:</text:span><text:span text:style-name="T16"> (1hr) </text:span><text:span text:style-name="T23">Provide 1 Need for 1 person.</text:span></text:p>
              </text:list-item>
              <text:list-item>
                <text:p text:style-name="P25"><text:span text:style-name="T15">Navigate:</text:span><text:span text:style-name="T16"> (1hr) </text:span><text:span text:style-name="T19">Plot course</text:span><text:span text:style-name="T26">. Roll vs </text:span><text:span text:style-name="T17">[</text:span><text:span text:style-name="T26">Perception</text:span><text:span text:style-name="T17">]</text:span><text:span text:style-name="T26"> </text:span><text:span text:style-name="T19">if tracked</text:span><text:span text:style-name="T26">.</text:span></text:p>
              </text:list-item>
            </text:list>
          </table:table-cell>
        </table:table-row>
      </table:table>
      <text:p text:style-name="P9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5"><text:span text:style-name="T67">C</text:span><text:span text:style-name="T68">onstitution Skills</text:span></text:p>
            <text:p text:style-name="P17"/>
          </table:table-cell>
        </table:table-row>
        <table:table-row>
          <table:table-cell table:style-name="Table3.A1" office:value-type="string">
            <text:p text:style-name="P35"><text:span text:style-name="T66">Athletics</text:span><text:span text:style-name="T15">:</text:span><text:span text:style-name="T16"> </text:span><text:span text:style-name="T52">Physically difficult forms of motion.</text:span><text:span text:style-name="T16"><text:tab/></text:span><text:span text:style-name="T52">[ # = varies ]</text:span></text:p>
            <text:list xml:id="list1323605019" text:style-name="L5">
              <text:list-item>
                <text:p text:style-name="P40"><text:span text:style-name="T15">Climb:</text:span><text:span text:style-name="T16"> (1AP) Move </text:span><text:span text:style-name="T51">along vertical surfaces </text:span><text:span text:style-name="T16">at [Speed / 2].</text:span></text:p>
              </text:list-item>
              <text:list-item>
                <text:p text:style-name="P32"><text:span text:style-name="T16">Swim: (1AP) Move </text:span><text:span text:style-name="T51">in water </text:span><text:span text:style-name="T16">at [Speed / 4].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Build<text:span text:style-name="T15">:</text:span><text:span text:style-name="T16"> Make </text:span><text:span text:style-name="T27">an item </text:span><text:span text:style-name="T43">from</text:span><text:span text:style-name="T27"> [</text:span><text:span text:style-name="T16">d6 + #</text:span><text:span text:style-name="T25">]</text:span><text:span text:style-name="T16"> Parts.<text:tab/><text:tab/>[ </text:span><text:span text:style-name="T21"># = </text:span><text:span text:style-name="T43">varies</text:span><text:span text:style-name="T21"> </text:span><text:span text:style-name="T16">]</text:span></text:p>
            <text:list xml:id="list101637163018943" text:continue-list="list101635777389288" text:style-name="L3">
              <text:list-item>
                <text:p text:style-name="P25"><text:span text:style-name="T15">Customize:</text:span><text:span text:style-name="T16"> (#hrs) </text:span><text:span text:style-name="T23">3 per item. </text:span><text:span text:style-name="T18">Each must be unique</text:span><text:span text:style-name="T23">.</text:span></text:p>
                <text:list>
                  <text:list-item>
                    <text:p text:style-name="P31"><text:span text:style-name="T60">Weapons</text:span><text:span text:style-name="T23">: +1 RATK, +1 Melee DMG, </text:span><text:span text:style-name="T19">or </text:span><text:span text:style-name="T35">a </text:span><text:span text:style-name="T19">new Attribute.</text:span></text:p>
                  </text:list-item>
                  <text:list-item>
                    <text:p text:style-name="P31"><text:span text:style-name="T60">Armor</text:span><text:span text:style-name="T19">: +1 DR </text:span><text:span text:style-name="T28">or </text:span><text:span text:style-name="T35">a </text:span><text:span text:style-name="T28">new </text:span><text:span text:style-name="T19">Attribute.</text:span></text:p>
                  </text:list-item>
                </text:list>
              </text:list-item>
              <text:list-item>
                <text:p text:style-name="P25"><text:span text:style-name="T56">R</text:span><text:span text:style-name="T15">epair:</text:span><text:span text:style-name="T16"> (#hrs) Fix broken item. +1 </text:span><text:span text:style-name="T19">with same Parts</text:span><text:span text:style-name="T16">.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7">Drive<text:span text:style-name="T15">:</text:span><text:span text:style-name="T16"> </text:span><text:span text:style-name="T29">Control vehicle</text:span><text:span text:style-name="T42">s</text:span><text:span text:style-name="T29">.</text:span><text:span text:style-name="T16"><text:tab/><text:tab/><text:tab/><text:tab/>[ </text:span><text:span text:style-name="T21"># = </text:span><text:span text:style-name="T30">Drive </text:span><text:span text:style-name="T16">]</text:span></text:p>
            <text:list xml:id="list101635821228956" text:continue-numbering="true" text:style-name="L3">
              <text:list-item>
                <text:p text:style-name="P25"><text:span text:style-name="T15">Ram:</text:span><text:span text:style-name="T16"> (1AP) </text:span><text:span text:style-name="T28">Roll vs [Drive(Stunt)] to ATK with a vehicle.</text:span></text:p>
              </text:list-item>
              <text:list-item>
                <text:p text:style-name="P25"><text:span text:style-name="T58">Stunt:</text:span><text:span text:style-name="T26"> (1AP) </text:span><text:span text:style-name="T30">Roll vs [Drive(Ram)] for DEF with a vehicle</text:span><text:bookmark-start text:name="__DdeLink__112040_1134625215111"/><text:span text:style-name="T26">.</text:span><text:bookmark-end text:name="__DdeLink__112040_1134625215111"/></text:p>
              </text:list-item>
            </text:list>
          </table:table-cell>
        </table:table-row>
        <table:table-row>
          <table:table-cell table:style-name="Table3.A1" office:value-type="string">
            <text:p text:style-name="P13">Melee<text:span text:style-name="T15">:</text:span><text:span text:style-name="T16"> </text:span><text:span text:style-name="T29">Hand-to-hand combat.</text:span><text:span text:style-name="T16"><text:tab/><text:tab/><text:tab/>[ </text:span><text:span text:style-name="T21"># = ATK </text:span><text:span text:style-name="T16">or</text:span><text:span text:style-name="T21"> DEF</text:span><text:span text:style-name="T30"> </text:span><text:span text:style-name="T16">]</text:span></text:p>
            <text:list xml:id="list101635484889527" text:continue-numbering="true" text:style-name="L3">
              <text:list-item>
                <text:p text:style-name="P25"><text:span text:style-name="T15">Block:</text:span><text:span text:style-name="T16"> (1AP) </text:span><text:span text:style-name="T28">Roll vs </text:span><text:span text:style-name="T17">[M</text:span><text:span text:style-name="T28">ATK </text:span><text:span text:style-name="T31">or RATK (if you have a Shield)]</text:span><text:span text:style-name="T28">.</text:span></text:p>
              </text:list-item>
              <text:list-item>
                <text:p text:style-name="P25"><text:span text:style-name="T15">Strike:</text:span><text:span text:style-name="T16"> (1AP) </text:span><text:span text:style-name="T26">Roll vs </text:span><text:span text:style-name="T17">[</text:span><text:span text:style-name="T26">DEF</text:span><text:span text:style-name="T17">]</text:span><text:span text:style-name="T26">. </text:span><text:span text:style-name="T22">DMG = [w</text:span><text:span text:style-name="T26">eapon DMG + Success</text:span><text:span text:style-name="T22">]</text:span><text:span text:style-name="T26">.</text:span></text:p>
              </text:list-item>
            </text:list>
          </table:table-cell>
        </table:table-row>
      </table:table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Demeanor Skills</text:p>
            <text:p text:style-name="P19"/>
          </table:table-cell>
        </table:table-row>
        <table:table-row>
          <table:table-cell table:style-name="Table4.A1" office:value-type="string">
            <text:p text:style-name="P13">Leadership<text:span text:style-name="T15">:</text:span><text:span text:style-name="T16"> Directing the efforts of others</text:span><text:span text:style-name="T32">.</text:span><text:span text:style-name="T16"><text:tab/>[ </text:span><text:span text:style-name="T21"># = </text:span><text:span text:style-name="T16">Demeanor</text:span><text:span text:style-name="T30"> </text:span><text:span text:style-name="T16">]</text:span></text:p>
            <text:list xml:id="list101635611436271" text:continue-numbering="true" text:style-name="L3">
              <text:list-item>
                <text:p text:style-name="P27"><text:span text:style-name="T15">Encourage:</text:span><text:span text:style-name="T16"> (3AP) </text:span><text:span text:style-name="T31">Roll vs [groups</text:span><text:span text:style-name="T16">’ D</text:span><text:span text:style-name="T41">emeanor</text:span><text:span text:style-name="T17">]. </text:span><text:span text:style-name="T41">They each get a bonus</text:span><text:span text:style-name="T17"> = [your D</text:span><text:span text:style-name="T41">emeanor</text:span><text:span text:style-name="T17">]</text:span><text:span text:style-name="T41"> to </text:span><text:span text:style-name="T45">one </text:span><text:span text:style-name="T41">roll that you choose</text:span><text:span text:style-name="T17">.</text:span></text:p>
              </text:list-item>
              <text:list-item>
                <text:p text:style-name="P25"><text:span text:style-name="T15">Order:</text:span><text:span text:style-name="T16"> (1AP) </text:span><text:span text:style-name="T41">An </text:span><text:span text:style-name="T26">Extra obeys </text:span><text:span text:style-name="T41">your reasonable </text:span><text:span text:style-name="T21">instructions</text:span><text:span text:style-name="T26">.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3">Perform<text:span text:style-name="T15">:</text:span><text:span text:style-name="T16"> Captivating an audience.<text:tab/><text:tab/>[ </text:span><text:span text:style-name="T21"># = </text:span><text:span text:style-name="T16">Perception</text:span><text:span text:style-name="T30"> </text:span><text:span text:style-name="T16">]</text:span></text:p>
            <text:list xml:id="list101636138869019" text:continue-numbering="true" text:style-name="L3">
              <text:list-item>
                <text:p text:style-name="P25"><text:span text:style-name="T15">Distract:</text:span><text:span text:style-name="T16"> (</text:span><text:span text:style-name="T54">1</text:span><text:span text:style-name="T16">AP) </text:span><text:span text:style-name="T17">Target </text:span><text:span text:style-name="T33">is Defenseless </text:span><text:span text:style-name="T17">for 1rnd.</text:span></text:p>
              </text:list-item>
              <text:list-item>
                <text:p text:style-name="P25"><text:span text:style-name="T15">Lie:</text:span><text:span text:style-name="T16"> (1AP) </text:span><text:span text:style-name="T26">T</text:span><text:span text:style-name="T20">arget believes </text:span><text:span text:style-name="T16">your plausible </text:span><text:span text:style-name="T48">deception</text:span><text:span text:style-name="T16">.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21">Socialize<text:span text:style-name="T15">:</text:span><text:span text:style-name="T79"> </text:span><text:span text:style-name="T80">Alter a person’s Attitude by one step</text:span><text:span text:style-name="T81">.</text:span><text:span text:style-name="T82"><text:tab/></text:span><text:span text:style-name="T73">[ # = </text:span><text:span text:style-name="T80">Demeanor</text:span><text:span text:style-name="T73"> ]</text:span></text:p>
            <text:list xml:id="list2789796531" text:style-name="L6">
              <text:list-item>
                <text:p text:style-name="P41">Gossip:<text:span text:style-name="T64"> </text:span><text:span text:style-name="T65">(d6hrs) </text:span><text:span text:style-name="T59">Gather or spread rumors.</text:span></text:p>
              </text:list-item>
              <text:list-item>
                <text:p text:style-name="P42"><text:span text:style-name="T69">Persuade:</text:span><text:span text:style-name="T72"> </text:span><text:span text:style-name="T75">(1AP) </text:span><text:span text:style-name="T76">Target </text:span><text:span text:style-name="T77">seriously considers</text:span><text:span text:style-name="T76"> your </text:span><text:span text:style-name="T78">opinion</text:span><text:span text:style-name="T76">.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3">Tame<text:span text:style-name="T15">:</text:span><text:span text:style-name="T16"> </text:span><text:span text:style-name="T32">Alter an animal’s Attitude by one step.</text:span><text:span text:style-name="T16"><text:tab/>[ </text:span><text:span text:style-name="T21"># = </text:span><text:span text:style-name="T16">Demeanor</text:span><text:span text:style-name="T30"> </text:span><text:span text:style-name="T16">]</text:span></text:p>
            <text:list xml:id="list101635398845124" text:continue-list="list101636138869019" text:style-name="L3">
              <text:list-item>
                <text:p text:style-name="P25"><text:span text:style-name="T15">Command:</text:span><text:span text:style-name="T16"> (1AP) Animal obeys your command.</text:span></text:p>
              </text:list-item>
              <text:list-item>
                <text:p text:style-name="P25"><text:span text:style-name="T15">Train:</text:span><text:span text:style-name="T16"> (1wk) </text:span><text:span text:style-name="T19">An</text:span><text:span text:style-name="T26">imal</text:span><text:span text:style-name="T19">s</text:span><text:span text:style-name="T26"> </text:span><text:span text:style-name="T41">learn</text:span><text:span text:style-name="T26"> </text:span><text:span text:style-name="T24">commands</text:span><text:span text:style-name="T26"> = </text:span><text:span text:style-name="T34">[its </text:span><text:span text:style-name="T26">B</text:span><text:span text:style-name="T41">rains</text:span><text:span text:style-name="T26"> x 2].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2T10:16:35.147292603</dc:date>
    <meta:editing-cycles>113</meta:editing-cycles>
    <meta:editing-duration>P2DT5H41M59S</meta:editing-duration>
    <meta:document-statistic meta:table-count="4" meta:image-count="0" meta:object-count="0" meta:page-count="2" meta:paragraph-count="62" meta:word-count="588" meta:character-count="3189" meta:non-whitespace-character-count="2684"/>
    <meta:template xlink:type="simple" xlink:actuate="onRequest" xlink:title="" xlink:href="../../../../Apocalyptia%203%20Manuscript.odt/Normal"/>
  </office:meta>
</office:document-meta>
</file>